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6290000010E000000F8D7225D55F099C312.svg" manifest:media-type="image/svg+xml"/>
  <manifest:file-entry manifest:full-path="Pictures/100002010000001E0000000C818E68FB95338F18.png" manifest:media-type="image/png"/>
  <manifest:file-entry manifest:full-path="Pictures/100019A50000032300000140CE744BE7D2E32919.svg" manifest:media-type="image/svg+xml"/>
  <manifest:file-entry manifest:full-path="Pictures/10000201000000090000000AA6BE1178C4E1E316.png" manifest:media-type="image/png"/>
  <manifest:file-entry manifest:full-path="Pictures/1000079F000000E30000010089209FC8D78445AD.svg" manifest:media-type="image/svg+xml"/>
  <manifest:file-entry manifest:full-path="Pictures/100002010000000C00000009D6CD74F17F825C5B.png" manifest:media-type="image/png"/>
  <manifest:file-entry manifest:full-path="Pictures/1000020100000007000000061CC6B35A2FD0F8FF.png" manifest:media-type="image/png"/>
  <manifest:file-entry manifest:full-path="Pictures/100015CE0000032C00000100176E517B5708B729.svg" manifest:media-type="image/svg+xml"/>
  <manifest:file-entry manifest:full-path="Pictures/100002010000001F0000000A6FD4D615F4DC9C46.png" manifest:media-type="image/png"/>
  <manifest:file-entry manifest:full-path="Pictures/10000675000000E2000000F0DD0B73A391036E5A.svg" manifest:media-type="image/svg+xml"/>
  <manifest:file-entry manifest:full-path="Pictures/1000020100000006000000096A769C8FCC18C200.png" manifest:media-type="image/png"/>
  <manifest:file-entry manifest:full-path="Pictures/1000020100000009000000097A17B8CA49DB562B.png" manifest:media-type="image/png"/>
  <manifest:file-entry manifest:full-path="Pictures/100006D8000000AF0000009FB5C8ADC5528D1CAC.svg" manifest:media-type="image/svg+xml"/>
  <manifest:file-entry manifest:full-path="Pictures/100002010000000A0000000A1AC5B03664F371B2.png" manifest:media-type="image/png"/>
  <manifest:file-entry manifest:full-path="Pictures/100002010000000A00000009FFB4D9CC434F1775.png" manifest:media-type="image/png"/>
  <manifest:file-entry manifest:full-path="Pictures/1000059B0000010B00000100FD121BDC777C45E0.svg" manifest:media-type="image/svg+xml"/>
  <manifest:file-entry manifest:full-path="Pictures/100005CE00000092000000F808108AEE1BFAE6B5.svg" manifest:media-type="image/svg+xml"/>
  <manifest:file-entry manifest:full-path="Pictures/10001349000003A20000015F6BA81B89985B914D.svg" manifest:media-type="image/svg+xml"/>
  <manifest:file-entry manifest:full-path="Pictures/10000201000000230000000D47051E794ACAF9EC.png" manifest:media-type="image/png"/>
  <manifest:file-entry manifest:full-path="Pictures/100012F2000003C10000017A7648727B7C24A29E.svg" manifest:media-type="image/svg+xml"/>
  <manifest:file-entry manifest:full-path="Pictures/10000B5E00000136000000F054131A190ED32810.svg" manifest:media-type="image/svg+xml"/>
  <manifest:file-entry manifest:full-path="Pictures/10000201000000240000000E9A7437C19F99B9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2cm" draw:marker-end-width="0.322cm" draw:fill="none" draw:opacity="0%" draw:textarea-horizontal-align="justify" draw:textarea-vertical-align="middle" draw:auto-grow-height="false" fo:min-height="0.938cm" fo:min-width="1.45cm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53cm" svg:stroke-color="#000000" draw:marker-start-width="0.28cm" draw:marker-end="Arrow_20_concave" draw:marker-end-width="0.38cm" draw:fill="solid" draw:textarea-vertical-align="middle" fo:padding-top="0.152cm" fo:padding-bottom="0.152cm" fo:padding-left="0.277cm" fo:padding-right="0.277cm"/>
    </style:style>
    <style:style style:name="gr4" style:family="graphic" style:parent-style-name="objectwithoutfill">
      <style:graphic-properties svg:stroke-width="0.053cm" svg:stroke-color="#000000" draw:marker-start-width="0.28cm" draw:marker-end="" draw:marker-end-width="0.38cm" draw:fill="solid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opacity="0%" draw:textarea-horizontal-align="justify" draw:textarea-vertical-align="middle" draw:auto-grow-height="false" fo:min-height="6.302cm" fo:min-width="2.115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opacity="0%" draw:opacity-name="" draw:textarea-horizontal-align="justify" draw:textarea-vertical-align="middle" draw:auto-grow-height="false" fo:min-height="6.937cm" fo:min-width="11.64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opacity="0%" draw:textarea-horizontal-align="justify" draw:textarea-vertical-align="middle" draw:auto-grow-height="false" fo:min-height="5.54cm" fo:min-width="2.115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opacity="0%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g xml:id="id3" draw:id="id3">
              <draw:g>
                <svg:title>TexMaths</svg:title>
                <svg:desc>15§latex§$RGB$§svg§600§FALSE§</svg:desc>
                <draw:frame draw:style-name="gr1" draw:text-style-name="P1" draw:layer="layout" svg:width="1.217cm" svg:height="0.383cm" svg:x="4.768cm" svg:y="5.425cm">
                  <draw:image xlink:href="Pictures/100015CE0000032C00000100176E517B5708B729.svg" xlink:type="simple" xlink:show="embed" xlink:actuate="onLoad" loext:mime-type="image/svg+xml">
                    <text:p/>
                  </draw:image>
                  <draw:image xlink:href="Pictures/100002010000001F0000000A6FD4D615F4DC9C46.png" xlink:type="simple" xlink:show="embed" xlink:actuate="onLoad" loext:mime-type="image/png"/>
                </draw:frame>
              </draw:g>
              <draw:custom-shape draw:style-name="gr2" draw:text-style-name="P2" xml:id="id1" draw:id="id1" draw:layer="layout" svg:width="2.032cm" svg:height="1.27cm" svg:x="4.368cm" svg:y="5.125cm">
                <text:p/>
                <draw:enhanced-geometry svg:viewBox="0 0 21600 21600" draw:type="rectangle" draw:enhanced-path="M 0 0 L 21600 0 21600 21600 0 21600 0 0 Z N"/>
              </draw:custom-shape>
            </draw:g>
            <draw:g xml:id="id5" draw:id="id5">
              <draw:custom-shape draw:style-name="gr2" draw:text-style-name="P2" xml:id="id11" draw:id="id11" draw:layer="layout" svg:width="2.032cm" svg:height="1.27cm" svg:x="7.402cm" svg:y="2.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svg:title>TexMaths</svg:title>
                <svg:desc>15§latex§$L$§svg§600§FALSE§</svg:desc>
                <draw:frame draw:style-name="gr1" draw:text-style-name="P1" draw:layer="layout" svg:width="0.334cm" svg:height="0.359cm" svg:x="7.802cm" svg:y="3.16cm">
                  <draw:image xlink:href="Pictures/10000675000000E2000000F0DD0B73A391036E5A.svg" xlink:type="simple" xlink:show="embed" xlink:actuate="onLoad" loext:mime-type="image/svg+xml">
                    <text:p/>
                  </draw:image>
                  <draw:image xlink:href="Pictures/1000020100000009000000097A17B8CA49DB562B.png" xlink:type="simple" xlink:show="embed" xlink:actuate="onLoad" loext:mime-type="image/png"/>
                </draw:frame>
              </draw:g>
            </draw:g>
            <draw:g xml:id="id2" draw:id="id2">
              <draw:g>
                <svg:title>TexMaths</svg:title>
                <svg:desc>15§latex§$b$§svg§600§FALSE§</svg:desc>
                <draw:frame draw:style-name="gr1" draw:text-style-name="P1" draw:layer="layout" svg:width="0.218cm" svg:height="0.371cm" svg:x="7.802cm" svg:y="7.688cm">
                  <draw:image xlink:href="Pictures/100005CE00000092000000F808108AEE1BFAE6B5.svg" xlink:type="simple" xlink:show="embed" xlink:actuate="onLoad" loext:mime-type="image/svg+xml">
                    <text:p/>
                  </draw:image>
                  <draw:image xlink:href="Pictures/1000020100000006000000096A769C8FCC18C200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7.402cm" svg:y="7.388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3" draw:text-style-name="P3" draw:layer="layout" draw:type="line" svg:x1="6.4cm" svg:y1="5.76cm" svg:x2="7.402cm" svg:y2="8.023cm" draw:start-shape="id1" draw:start-glue-point="1" draw:end-shape="id2" draw:end-glue-point="3" svg:d="M6400 5760l1002 2263" svg:viewBox="0 0 1003 2264">
              <text:p/>
            </draw:connector>
            <draw:connector draw:style-name="gr3" draw:text-style-name="P3" draw:layer="layout" draw:type="line" svg:x1="6.4cm" svg:y1="5.76cm" svg:x2="7.402cm" svg:y2="5.76cm" draw:start-shape="id3" draw:start-glue-point="1" draw:end-shape="id4" draw:end-glue-point="3" svg:d="M6400 5760h1002" svg:viewBox="0 0 1003 1">
              <text:p/>
            </draw:connector>
            <draw:connector draw:style-name="gr3" draw:text-style-name="P3" draw:layer="layout" draw:type="line" svg:x1="6.4cm" svg:y1="5.76cm" svg:x2="7.402cm" svg:y2="3.495cm" draw:start-shape="id1" draw:start-glue-point="1" draw:end-shape="id5" draw:end-glue-point="3" svg:d="M6400 5760l1002-2265" svg:viewBox="0 0 1003 2266">
              <text:p/>
            </draw:connector>
            <draw:g xml:id="id7" draw:id="id7">
              <draw:custom-shape draw:style-name="gr2" draw:text-style-name="P2" xml:id="id8" draw:id="id8" draw:layer="layout" svg:width="2.032cm" svg:height="1.27cm" svg:x="10.457cm" svg:y="6.388cm">
                <text:p/>
                <draw:enhanced-geometry svg:viewBox="0 0 21600 21600" draw:type="rectangle" draw:enhanced-path="M 0 0 L 21600 0 21600 21600 0 21600 0 0 Z N"/>
              </draw:custom-shape>
              <draw:g>
                <svg:title>TexMaths</svg:title>
                <svg:desc>15§latex§$C$§svg§600§FALSE§</svg:desc>
                <draw:frame draw:style-name="gr1" draw:text-style-name="P1" draw:layer="layout" svg:width="0.399cm" svg:height="0.383cm" svg:x="10.857cm" svg:y="6.688cm">
                  <draw:image xlink:href="Pictures/1000059B0000010B00000100FD121BDC777C45E0.svg" xlink:type="simple" xlink:show="embed" xlink:actuate="onLoad" loext:mime-type="image/svg+xml">
                    <text:p/>
                  </draw:image>
                  <draw:image xlink:href="Pictures/100002010000000A0000000A1AC5B03664F371B2.png" xlink:type="simple" xlink:show="embed" xlink:actuate="onLoad" loext:mime-type="image/png"/>
                </draw:frame>
              </draw:g>
            </draw:g>
            <draw:g xml:id="id9" draw:id="id9">
              <draw:g>
                <svg:title>TexMaths</svg:title>
                <svg:desc>15§latex§$\mathrm{Re}(C)$§svg§600§FALSE§</svg:desc>
                <draw:frame draw:style-name="gr1" draw:text-style-name="P1" draw:layer="layout" svg:width="1.394cm" svg:height="0.525cm" svg:x="13.971cm" svg:y="5.425cm">
                  <draw:image xlink:href="Pictures/10001349000003A20000015F6BA81B89985B914D.svg" xlink:type="simple" xlink:show="embed" xlink:actuate="onLoad" loext:mime-type="image/svg+xml">
                    <text:p/>
                  </draw:image>
                  <draw:image xlink:href="Pictures/10000201000000230000000D47051E794ACAF9EC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13.571cm" svg:y="5.125cm">
                <text:p/>
                <draw:enhanced-geometry svg:viewBox="0 0 21600 21600" draw:type="rectangle" draw:enhanced-path="M 0 0 L 21600 0 21600 21600 0 21600 0 0 Z N"/>
              </draw:custom-shape>
            </draw:g>
            <draw:g xml:id="id10" draw:id="id10">
              <draw:g>
                <svg:title>TexMaths</svg:title>
                <svg:desc>15§latex§$\mathrm{Im}(C)$§svg§600§FALSE§</svg:desc>
                <draw:frame draw:style-name="gr1" draw:text-style-name="P1" draw:layer="layout" svg:width="1.44cm" svg:height="0.566cm" svg:x="13.971cm" svg:y="7.688cm">
                  <draw:image xlink:href="Pictures/100012F2000003C10000017A7648727B7C24A29E.svg" xlink:type="simple" xlink:show="embed" xlink:actuate="onLoad" loext:mime-type="image/svg+xml">
                    <text:p/>
                  </draw:image>
                  <draw:image xlink:href="Pictures/10000201000000240000000E9A7437C19F99B956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13.571cm" svg:y="7.388cm">
                <text:p/>
                <draw:enhanced-geometry svg:viewBox="0 0 21600 21600" draw:type="rectangle" draw:enhanced-path="M 0 0 L 21600 0 21600 21600 0 21600 0 0 Z N"/>
              </draw:custom-shape>
            </draw:g>
            <draw:g xml:id="id12" draw:id="id12">
              <draw:custom-shape draw:style-name="gr2" draw:text-style-name="P2" draw:layer="layout" svg:width="2.032cm" svg:height="1.27cm" svg:x="13.571cm" svg:y="2.86cm">
                <text:p/>
                <draw:enhanced-geometry svg:viewBox="0 0 21600 21600" draw:type="rectangle" draw:enhanced-path="M 0 0 L 21600 0 21600 21600 0 21600 0 0 Z N"/>
              </draw:custom-shape>
              <draw:g>
                <svg:title>TexMaths</svg:title>
                <svg:desc>15§latex§$L$§svg§600§FALSE§</svg:desc>
                <draw:frame draw:style-name="gr1" draw:text-style-name="P1" draw:layer="layout" svg:width="0.338cm" svg:height="0.359cm" svg:x="13.971cm" svg:y="3.16cm">
                  <draw:image xlink:href="Pictures/10000675000000E2000000F0DD0B73A391036E5A.svg" xlink:type="simple" xlink:show="embed" xlink:actuate="onLoad" loext:mime-type="image/svg+xml">
                    <text:p/>
                  </draw:image>
                  <draw:image xlink:href="Pictures/1000020100000009000000097A17B8CA49DB562B.png" xlink:type="simple" xlink:show="embed" xlink:actuate="onLoad" loext:mime-type="image/png"/>
                </draw:frame>
              </draw:g>
            </draw:g>
            <draw:connector draw:style-name="gr4" draw:text-style-name="P3" draw:layer="layout" draw:type="line" svg:x1="9.434cm" svg:y1="5.76cm" svg:x2="10.457cm" svg:y2="7.023cm" draw:start-shape="id6" draw:start-glue-point="1" draw:end-shape="id7" draw:end-glue-point="3" svg:d="M9434 5760l1023 1263" svg:viewBox="0 0 1024 1264">
              <text:p/>
            </draw:connector>
            <draw:connector draw:style-name="gr4" draw:text-style-name="P3" draw:layer="layout" draw:type="line" svg:x1="10.457cm" svg:y1="7.023cm" svg:x2="9.434cm" svg:y2="8.023cm" draw:start-shape="id7" draw:start-glue-point="3" draw:end-shape="id2" draw:end-glue-point="1" svg:d="M10457 7023l-1023 1000" svg:viewBox="0 0 1024 1001">
              <text:p/>
            </draw:connector>
            <draw:connector draw:style-name="gr4" draw:text-style-name="P3" draw:layer="layout" draw:type="line" svg:x1="12.489cm" svg:y1="7.023cm" svg:x2="13.571cm" svg:y2="5.76cm" draw:start-shape="id8" draw:start-glue-point="1" draw:end-shape="id9" draw:end-glue-point="3" svg:d="M12489 7023l1082-1263" svg:viewBox="0 0 1083 1264">
              <text:p/>
            </draw:connector>
            <draw:connector draw:style-name="gr4" draw:text-style-name="P3" draw:layer="layout" draw:type="line" svg:x1="12.489cm" svg:y1="7.023cm" svg:x2="13.571cm" svg:y2="8.023cm" draw:start-shape="id8" draw:start-glue-point="1" draw:end-shape="id10" draw:end-glue-point="3" svg:d="M12489 7023l1082 1000" svg:viewBox="0 0 1083 1001">
              <text:p/>
            </draw:connector>
            <draw:connector draw:style-name="gr4" draw:text-style-name="P3" draw:layer="layout" draw:type="line" svg:x1="9.434cm" svg:y1="3.495cm" svg:x2="13.571cm" svg:y2="3.495cm" draw:start-shape="id11" draw:start-glue-point="1" draw:end-shape="id12" draw:end-glue-point="3" svg:d="M9434 3495h4137" svg:viewBox="0 0 4138 1">
              <text:p/>
            </draw:connector>
            <draw:custom-shape draw:style-name="gr5" draw:text-style-name="P2" draw:layer="layout" svg:width="2.667cm" svg:height="6.604cm" svg:x="13.254cm" svg:y="2.587cm">
              <text:p/>
              <draw:enhanced-geometry svg:viewBox="0 0 21600 21600" draw:type="rectangle" draw:enhanced-path="M 0 0 L 21600 0 21600 21600 0 21600 0 0 Z N"/>
            </draw:custom-shape>
            <draw:g xml:id="id4" draw:id="id4">
              <draw:g>
                <svg:title>TexMaths</svg:title>
                <svg:desc>15§latex§$a$§svg§600§FALSE§</svg:desc>
                <draw:frame draw:style-name="gr1" draw:text-style-name="P1" draw:layer="layout" svg:width="0.261cm" svg:height="0.237cm" svg:x="7.802cm" svg:y="5.425cm">
                  <draw:image xlink:href="Pictures/100006D8000000AF0000009FB5C8ADC5528D1CAC.svg" xlink:type="simple" xlink:show="embed" xlink:actuate="onLoad" loext:mime-type="image/svg+xml">
                    <text:p/>
                  </draw:image>
                  <draw:image xlink:href="Pictures/1000020100000007000000061CC6B35A2FD0F8FF.png" xlink:type="simple" xlink:show="embed" xlink:actuate="onLoad" loext:mime-type="image/png"/>
                </draw:frame>
              </draw:g>
              <draw:custom-shape draw:style-name="gr2" draw:text-style-name="P2" xml:id="id6" draw:id="id6" draw:layer="layout" svg:width="2.032cm" svg:height="1.27cm" svg:x="7.402cm" svg:y="5.125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6" draw:text-style-name="P4" draw:layer="layout" svg:width="12.192cm" svg:height="7.239cm" svg:x="4.048cm" svg:y="2.2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frame draw:style-name="gr1" draw:text-style-name="P1" draw:layer="layout" svg:width="1.217cm" svg:height="0.383cm" svg:x="5.149cm" svg:y="14.257cm">
                <draw:image xlink:href="Pictures/100015CE0000032C00000100176E517B5708B729.svg" xlink:type="simple" xlink:show="embed" xlink:actuate="onLoad" loext:mime-type="image/svg+xml">
                  <text:p/>
                </draw:image>
                <draw:image xlink:href="Pictures/100002010000001F0000000A6FD4D615F4DC9C46.png" xlink:type="simple" xlink:show="embed" xlink:actuate="onLoad" loext:mime-type="image/png"/>
              </draw:frame>
              <draw:custom-shape draw:style-name="gr2" draw:text-style-name="P2" xml:id="id13" draw:id="id13" draw:layer="layout" svg:width="2.032cm" svg:height="1.27cm" svg:x="4.749cm" svg:y="13.9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xml:id="id14" draw:id="id14">
              <draw:custom-shape draw:style-name="gr2" draw:text-style-name="P2" xml:id="id17" draw:id="id17" draw:layer="layout" svg:width="2.032cm" svg:height="1.27cm" svg:x="7.783cm" svg:y="11.779cm">
                <text:p/>
                <draw:enhanced-geometry svg:viewBox="0 0 21600 21600" draw:type="rectangle" draw:enhanced-path="M 0 0 L 21600 0 21600 21600 0 21600 0 0 Z N"/>
              </draw:custom-shape>
              <draw:g>
                <svg:title>TexMaths</svg:title>
                <svg:desc>15§latex§$H$§svg§600§FALSE§</svg:desc>
                <draw:frame draw:style-name="gr1" draw:text-style-name="P1" draw:layer="layout" svg:width="0.464cm" svg:height="0.359cm" svg:x="8.183cm" svg:y="12.079cm">
                  <draw:image xlink:href="Pictures/10000B5E00000136000000F054131A190ED32810.svg" xlink:type="simple" xlink:show="embed" xlink:actuate="onLoad" loext:mime-type="image/svg+xml">
                    <text:p/>
                  </draw:image>
                  <draw:image xlink:href="Pictures/100002010000000C00000009D6CD74F17F825C5B.png" xlink:type="simple" xlink:show="embed" xlink:actuate="onLoad" loext:mime-type="image/png"/>
                </draw:frame>
              </draw:g>
            </draw:g>
            <draw:g xml:id="id16" draw:id="id16">
              <draw:custom-shape draw:style-name="gr2" draw:text-style-name="P2" xml:id="id23" draw:id="id23" draw:layer="layout" svg:width="2.032cm" svg:height="1.27cm" svg:x="7.783cm" svg:y="16.142cm">
                <text:p/>
                <draw:enhanced-geometry svg:viewBox="0 0 21600 21600" draw:type="rectangle" draw:enhanced-path="M 0 0 L 21600 0 21600 21600 0 21600 0 0 Z N"/>
              </draw:custom-shape>
              <draw:g>
                <svg:title>TexMaths</svg:title>
                <svg:desc>15§latex§$L$§svg§600§FALSE§</svg:desc>
                <draw:frame draw:style-name="gr1" draw:text-style-name="P1" draw:layer="layout" svg:width="0.338cm" svg:height="0.359cm" svg:x="8.183cm" svg:y="16.442cm">
                  <draw:image xlink:href="Pictures/10000675000000E2000000F0DD0B73A391036E5A.svg" xlink:type="simple" xlink:show="embed" xlink:actuate="onLoad" loext:mime-type="image/svg+xml">
                    <text:p/>
                  </draw:image>
                  <draw:image xlink:href="Pictures/1000020100000009000000097A17B8CA49DB562B.png" xlink:type="simple" xlink:show="embed" xlink:actuate="onLoad" loext:mime-type="image/png"/>
                </draw:frame>
              </draw:g>
            </draw:g>
            <draw:g xml:id="id15" draw:id="id15">
              <draw:g>
                <svg:title>TexMaths</svg:title>
                <svg:desc>15§latex§$S$§svg§600§FALSE§</svg:desc>
                <draw:frame draw:style-name="gr1" draw:text-style-name="P1" draw:layer="layout" svg:width="0.339cm" svg:height="0.383cm" svg:x="8.183cm" svg:y="14.257cm">
                  <draw:image xlink:href="Pictures/1000079F000000E30000010089209FC8D78445AD.svg" xlink:type="simple" xlink:show="embed" xlink:actuate="onLoad" loext:mime-type="image/svg+xml">
                    <text:p/>
                  </draw:image>
                  <draw:image xlink:href="Pictures/10000201000000090000000AA6BE1178C4E1E316.png" xlink:type="simple" xlink:show="embed" xlink:actuate="onLoad" loext:mime-type="image/png"/>
                </draw:frame>
              </draw:g>
              <draw:custom-shape draw:style-name="gr2" draw:text-style-name="P2" xml:id="id19" draw:id="id19" draw:layer="layout" svg:width="2.032cm" svg:height="1.27cm" svg:x="7.783cm" svg:y="13.957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3" draw:text-style-name="P3" draw:layer="layout" draw:type="line" svg:x1="6.781cm" svg:y1="14.592cm" svg:x2="7.783cm" svg:y2="12.414cm" draw:start-shape="id13" draw:start-glue-point="1" draw:end-shape="id14" draw:end-glue-point="3" svg:d="M6781 14592l1002-2178" svg:viewBox="0 0 1003 2179">
              <text:p/>
            </draw:connector>
            <draw:connector draw:style-name="gr3" draw:text-style-name="P3" draw:layer="layout" draw:type="line" svg:x1="6.781cm" svg:y1="14.592cm" svg:x2="7.783cm" svg:y2="14.592cm" draw:start-shape="id13" draw:start-glue-point="1" draw:end-shape="id15" draw:end-glue-point="3" svg:d="M6781 14592h1002" svg:viewBox="0 0 1003 1">
              <text:p/>
            </draw:connector>
            <draw:connector draw:style-name="gr3" draw:text-style-name="P3" draw:layer="layout" draw:type="line" svg:x1="6.781cm" svg:y1="14.592cm" svg:x2="7.783cm" svg:y2="16.777cm" draw:start-shape="id13" draw:start-glue-point="1" draw:end-shape="id16" draw:end-glue-point="3" svg:d="M6781 14592l1002 2185" svg:viewBox="0 0 1003 2186">
              <text:p/>
            </draw:connector>
            <draw:g xml:id="id20" draw:id="id20">
              <draw:custom-shape draw:style-name="gr2" draw:text-style-name="P2" xml:id="id18" draw:id="id18" draw:layer="layout" svg:width="2.032cm" svg:height="1.27cm" svg:x="10.838cm" svg:y="12.911cm">
                <text:p/>
                <draw:enhanced-geometry svg:viewBox="0 0 21600 21600" draw:type="rectangle" draw:enhanced-path="M 0 0 L 21600 0 21600 21600 0 21600 0 0 Z N"/>
              </draw:custom-shape>
              <draw:g>
                <svg:title>TexMaths</svg:title>
                <svg:desc>15§latex§$C$§svg§600§FALSE§</svg:desc>
                <draw:frame draw:style-name="gr1" draw:text-style-name="P1" draw:layer="layout" svg:width="0.399cm" svg:height="0.383cm" svg:x="11.238cm" svg:y="13.211cm">
                  <draw:image xlink:href="Pictures/1000059B0000010B00000100FD121BDC777C45E0.svg" xlink:type="simple" xlink:show="embed" xlink:actuate="onLoad" loext:mime-type="image/svg+xml">
                    <text:p/>
                  </draw:image>
                  <draw:image xlink:href="Pictures/100002010000000A0000000A1AC5B03664F371B2.png" xlink:type="simple" xlink:show="embed" xlink:actuate="onLoad" loext:mime-type="image/png"/>
                </draw:frame>
              </draw:g>
            </draw:g>
            <draw:g xml:id="id21" draw:id="id21">
              <draw:g>
                <svg:title>TexMaths</svg:title>
                <svg:desc>15§latex§$\mathrm{Re}(C)$§svg§600§FALSE§</svg:desc>
                <draw:frame draw:style-name="gr1" draw:text-style-name="P1" draw:layer="layout" svg:width="1.394cm" svg:height="0.525cm" svg:x="14.352cm" svg:y="12.079cm">
                  <draw:image xlink:href="Pictures/10001349000003A20000015F6BA81B89985B914D.svg" xlink:type="simple" xlink:show="embed" xlink:actuate="onLoad" loext:mime-type="image/svg+xml">
                    <text:p/>
                  </draw:image>
                  <draw:image xlink:href="Pictures/10000201000000230000000D47051E794ACAF9EC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13.952cm" svg:y="11.779cm">
                <text:p/>
                <draw:enhanced-geometry svg:viewBox="0 0 21600 21600" draw:type="rectangle" draw:enhanced-path="M 0 0 L 21600 0 21600 21600 0 21600 0 0 Z N"/>
              </draw:custom-shape>
            </draw:g>
            <draw:g xml:id="id22" draw:id="id22">
              <draw:g>
                <svg:title>TexMaths</svg:title>
                <svg:desc>15§latex§$\mathrm{Im}(C)$§svg§600§FALSE§</svg:desc>
                <draw:frame draw:style-name="gr1" draw:text-style-name="P1" draw:layer="layout" svg:width="1.44cm" svg:height="0.566cm" svg:x="14.352cm" svg:y="14.257cm">
                  <draw:image xlink:href="Pictures/100012F2000003C10000017A7648727B7C24A29E.svg" xlink:type="simple" xlink:show="embed" xlink:actuate="onLoad" loext:mime-type="image/svg+xml">
                    <text:p/>
                  </draw:image>
                  <draw:image xlink:href="Pictures/10000201000000240000000E9A7437C19F99B956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13.952cm" svg:y="13.957cm">
                <text:p/>
                <draw:enhanced-geometry svg:viewBox="0 0 21600 21600" draw:type="rectangle" draw:enhanced-path="M 0 0 L 21600 0 21600 21600 0 21600 0 0 Z N"/>
              </draw:custom-shape>
            </draw:g>
            <draw:g xml:id="id24" draw:id="id24">
              <draw:custom-shape draw:style-name="gr2" draw:text-style-name="P2" draw:layer="layout" svg:width="2.032cm" svg:height="1.27cm" svg:x="13.952cm" svg:y="16.1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svg:title>TexMaths</svg:title>
                <svg:desc>15§latex§$L$§svg§600§FALSE§</svg:desc>
                <draw:frame draw:style-name="gr1" draw:text-style-name="P1" draw:layer="layout" svg:width="0.338cm" svg:height="0.359cm" svg:x="14.352cm" svg:y="16.442cm">
                  <draw:image xlink:href="Pictures/10000675000000E2000000F0DD0B73A391036E5A.svg" xlink:type="simple" xlink:show="embed" xlink:actuate="onLoad" loext:mime-type="image/svg+xml">
                    <text:p/>
                  </draw:image>
                  <draw:image xlink:href="Pictures/1000020100000009000000097A17B8CA49DB562B.png" xlink:type="simple" xlink:show="embed" xlink:actuate="onLoad" loext:mime-type="image/png"/>
                </draw:frame>
              </draw:g>
            </draw:g>
            <draw:connector draw:style-name="gr4" draw:text-style-name="P3" draw:layer="layout" draw:type="line" svg:x1="9.815cm" svg:y1="12.414cm" svg:x2="10.838cm" svg:y2="13.546cm" draw:start-shape="id17" draw:start-glue-point="1" draw:end-shape="id18" draw:end-glue-point="3" svg:d="M9815 12414l1023 1132" svg:viewBox="0 0 1024 1133">
              <text:p/>
            </draw:connector>
            <draw:connector draw:style-name="gr4" draw:text-style-name="P3" draw:layer="layout" draw:type="line" svg:x1="9.815cm" svg:y1="14.592cm" svg:x2="10.838cm" svg:y2="13.546cm" draw:start-shape="id19" draw:end-shape="id20" draw:end-glue-point="3" svg:d="M9815 14592l1023-1046" svg:viewBox="0 0 1024 1047">
              <text:p/>
            </draw:connector>
            <draw:connector draw:style-name="gr4" draw:text-style-name="P3" draw:layer="layout" draw:type="line" svg:x1="12.87cm" svg:y1="13.546cm" svg:x2="13.952cm" svg:y2="12.414cm" draw:start-shape="id18" draw:start-glue-point="1" draw:end-shape="id21" draw:end-glue-point="3" svg:d="M12870 13546l1082-1132" svg:viewBox="0 0 1083 1133">
              <text:p/>
            </draw:connector>
            <draw:connector draw:style-name="gr4" draw:text-style-name="P3" draw:layer="layout" draw:type="line" svg:x1="12.87cm" svg:y1="13.546cm" svg:x2="13.952cm" svg:y2="14.592cm" draw:start-shape="id18" draw:start-glue-point="1" draw:end-shape="id22" draw:end-glue-point="3" svg:d="M12870 13546l1082 1046" svg:viewBox="0 0 1083 1047">
              <text:p/>
            </draw:connector>
            <draw:connector draw:style-name="gr4" draw:text-style-name="P3" draw:layer="layout" draw:type="line" svg:x1="9.815cm" svg:y1="16.777cm" svg:x2="13.952cm" svg:y2="16.777cm" draw:start-shape="id23" draw:start-glue-point="1" draw:end-shape="id24" draw:end-glue-point="3" svg:d="M9815 16777h4137" svg:viewBox="0 0 4138 1">
              <text:p/>
            </draw:connector>
            <draw:custom-shape draw:style-name="gr5" draw:text-style-name="P2" draw:layer="layout" svg:width="2.667cm" svg:height="6.604cm" svg:x="13.635cm" svg:y="11.22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4" draw:layer="layout" svg:width="12.192cm" svg:height="7.239cm" svg:x="4.429cm" svg:y="10.90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 xml:id="id25" draw:id="id25">
              <draw:g>
                <svg:title>TexMaths</svg:title>
                <svg:desc>15§latex§$RGB$§svg§600§FALSE§</svg:desc>
                <draw:frame draw:style-name="gr1" draw:text-style-name="P1" draw:layer="layout" svg:width="1.217cm" svg:height="0.383cm" svg:x="5.149cm" svg:y="23.082cm">
                  <draw:image xlink:href="Pictures/100015CE0000032C00000100176E517B5708B729.svg" xlink:type="simple" xlink:show="embed" xlink:actuate="onLoad" loext:mime-type="image/svg+xml">
                    <text:p/>
                  </draw:image>
                  <draw:image xlink:href="Pictures/100002010000001F0000000A6FD4D615F4DC9C46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4.749cm" svg:y="22.782cm">
                <text:p/>
                <draw:enhanced-geometry svg:viewBox="0 0 21600 21600" draw:type="rectangle" draw:enhanced-path="M 0 0 L 21600 0 21600 21600 0 21600 0 0 Z N"/>
              </draw:custom-shape>
            </draw:g>
            <draw:g xml:id="id26" draw:id="id26">
              <draw:custom-shape draw:style-name="gr2" draw:text-style-name="P2" xml:id="id29" draw:id="id29" draw:layer="layout" svg:width="2.032cm" svg:height="1.27cm" svg:x="7.783cm" svg:y="22.703cm">
                <text:p/>
                <draw:enhanced-geometry svg:viewBox="0 0 21600 21600" draw:type="rectangle" draw:enhanced-path="M 0 0 L 21600 0 21600 21600 0 21600 0 0 Z N"/>
              </draw:custom-shape>
              <draw:g>
                <svg:title>TexMaths</svg:title>
                <svg:desc>15§latex§$H$§svg§600§FALSE§</svg:desc>
                <draw:frame draw:style-name="gr1" draw:text-style-name="P1" draw:layer="layout" svg:width="0.464cm" svg:height="0.359cm" svg:x="8.183cm" svg:y="23.003cm">
                  <draw:image xlink:href="Pictures/10000B5E00000136000000F054131A190ED32810.svg" xlink:type="simple" xlink:show="embed" xlink:actuate="onLoad" loext:mime-type="image/svg+xml">
                    <text:p/>
                  </draw:image>
                  <draw:image xlink:href="Pictures/100002010000000C00000009D6CD74F17F825C5B.png" xlink:type="simple" xlink:show="embed" xlink:actuate="onLoad" loext:mime-type="image/png"/>
                </draw:frame>
              </draw:g>
            </draw:g>
            <draw:g xml:id="id28" draw:id="id28">
              <draw:g>
                <svg:title>TexMaths</svg:title>
                <svg:desc>15§latex§$Gray$§svg§600§FALSE§</svg:desc>
                <draw:frame draw:style-name="gr1" draw:text-style-name="P1" draw:layer="layout" svg:width="1.203cm" svg:height="0.479cm" svg:x="8.183cm" svg:y="21.008cm">
                  <draw:image xlink:href="Pictures/100019A50000032300000140CE744BE7D2E32919.svg" xlink:type="simple" xlink:show="embed" xlink:actuate="onLoad" loext:mime-type="image/svg+xml">
                    <text:p/>
                  </draw:image>
                  <draw:image xlink:href="Pictures/100002010000001E0000000C818E68FB95338F18.png" xlink:type="simple" xlink:show="embed" xlink:actuate="onLoad" loext:mime-type="image/png"/>
                </draw:frame>
              </draw:g>
              <draw:custom-shape draw:style-name="gr2" draw:text-style-name="P2" xml:id="id35" draw:id="id35" draw:layer="layout" svg:width="2.032cm" svg:height="1.27cm" svg:x="7.783cm" svg:y="20.708cm">
                <text:p/>
                <draw:enhanced-geometry svg:viewBox="0 0 21600 21600" draw:type="rectangle" draw:enhanced-path="M 0 0 L 21600 0 21600 21600 0 21600 0 0 Z N"/>
              </draw:custom-shape>
            </draw:g>
            <draw:g xml:id="id27" draw:id="id27">
              <draw:g>
                <svg:title>TexMaths</svg:title>
                <svg:desc>15§latex§$S$§svg§600§FALSE§</svg:desc>
                <draw:frame draw:style-name="gr1" draw:text-style-name="P1" draw:layer="layout" svg:width="0.339cm" svg:height="0.383cm" svg:x="8.183cm" svg:y="24.438cm">
                  <draw:image xlink:href="Pictures/1000079F000000E30000010089209FC8D78445AD.svg" xlink:type="simple" xlink:show="embed" xlink:actuate="onLoad" loext:mime-type="image/svg+xml">
                    <text:p/>
                  </draw:image>
                  <draw:image xlink:href="Pictures/10000201000000090000000AA6BE1178C4E1E316.png" xlink:type="simple" xlink:show="embed" xlink:actuate="onLoad" loext:mime-type="image/png"/>
                </draw:frame>
              </draw:g>
              <draw:custom-shape draw:style-name="gr2" draw:text-style-name="P2" xml:id="id31" draw:id="id31" draw:layer="layout" svg:width="2.032cm" svg:height="1.27cm" svg:x="7.783cm" svg:y="24.138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3" draw:text-style-name="P3" draw:layer="layout" draw:type="line" svg:x1="6.781cm" svg:y1="23.417cm" svg:x2="7.783cm" svg:y2="23.338cm" draw:start-shape="id25" draw:start-glue-point="1" draw:end-shape="id26" draw:end-glue-point="3" svg:d="M6781 23417l1002-79" svg:viewBox="0 0 1003 80">
              <text:p/>
            </draw:connector>
            <draw:connector draw:style-name="gr3" draw:text-style-name="P3" draw:layer="layout" draw:type="line" svg:x1="6.781cm" svg:y1="23.417cm" svg:x2="7.783cm" svg:y2="24.773cm" draw:start-shape="id25" draw:start-glue-point="1" draw:end-shape="id27" draw:end-glue-point="3" svg:d="M6781 23417l1002 1356" svg:viewBox="0 0 1003 1357">
              <text:p/>
            </draw:connector>
            <draw:connector draw:style-name="gr3" draw:text-style-name="P3" draw:layer="layout" draw:type="line" svg:x1="6.781cm" svg:y1="23.417cm" svg:x2="7.783cm" svg:y2="21.343cm" draw:start-shape="id25" draw:start-glue-point="1" draw:end-shape="id28" draw:end-glue-point="3" svg:d="M6781 23417l1002-2074" svg:viewBox="0 0 1003 2075">
              <text:p/>
            </draw:connector>
            <draw:g xml:id="id30" draw:id="id30">
              <draw:custom-shape draw:style-name="gr2" draw:text-style-name="P2" xml:id="id32" draw:id="id32" draw:layer="layout" svg:width="2.032cm" svg:height="1.27cm" svg:x="10.838cm" svg:y="23.384cm">
                <text:p/>
                <draw:enhanced-geometry svg:viewBox="0 0 21600 21600" draw:type="rectangle" draw:enhanced-path="M 0 0 L 21600 0 21600 21600 0 21600 0 0 Z N"/>
              </draw:custom-shape>
              <draw:g>
                <svg:title>TexMaths</svg:title>
                <svg:desc>15§latex§$C$§svg§600§FALSE§</svg:desc>
                <draw:frame draw:style-name="gr1" draw:text-style-name="P1" draw:layer="layout" svg:width="0.399cm" svg:height="0.383cm" svg:x="11.238cm" svg:y="23.684cm">
                  <draw:image xlink:href="Pictures/1000059B0000010B00000100FD121BDC777C45E0.svg" xlink:type="simple" xlink:show="embed" xlink:actuate="onLoad" loext:mime-type="image/svg+xml">
                    <text:p/>
                  </draw:image>
                  <draw:image xlink:href="Pictures/100002010000000A0000000A1AC5B03664F371B2.png" xlink:type="simple" xlink:show="embed" xlink:actuate="onLoad" loext:mime-type="image/png"/>
                </draw:frame>
              </draw:g>
            </draw:g>
            <draw:g xml:id="id33" draw:id="id33">
              <draw:g>
                <svg:title>TexMaths</svg:title>
                <svg:desc>15§latex§$\mathrm{Re}(C)$§svg§600§FALSE§</svg:desc>
                <draw:frame draw:style-name="gr1" draw:text-style-name="P1" draw:layer="layout" svg:width="1.394cm" svg:height="0.525cm" svg:x="14.352cm" svg:y="22.814cm">
                  <draw:image xlink:href="Pictures/10001349000003A20000015F6BA81B89985B914D.svg" xlink:type="simple" xlink:show="embed" xlink:actuate="onLoad" loext:mime-type="image/svg+xml">
                    <text:p/>
                  </draw:image>
                  <draw:image xlink:href="Pictures/10000201000000230000000D47051E794ACAF9EC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13.952cm" svg:y="22.5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xml:id="id34" draw:id="id34">
              <draw:g>
                <svg:title>TexMaths</svg:title>
                <svg:desc>15§latex§$\mathrm{Im}(C)$§svg§600§FALSE§</svg:desc>
                <draw:frame draw:style-name="gr1" draw:text-style-name="P1" draw:layer="layout" svg:width="1.44cm" svg:height="0.566cm" svg:x="14.352cm" svg:y="24.519cm">
                  <draw:image xlink:href="Pictures/100012F2000003C10000017A7648727B7C24A29E.svg" xlink:type="simple" xlink:show="embed" xlink:actuate="onLoad" loext:mime-type="image/svg+xml">
                    <text:p/>
                  </draw:image>
                  <draw:image xlink:href="Pictures/10000201000000240000000E9A7437C19F99B956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13.952cm" svg:y="24.219cm">
                <text:p/>
                <draw:enhanced-geometry svg:viewBox="0 0 21600 21600" draw:type="rectangle" draw:enhanced-path="M 0 0 L 21600 0 21600 21600 0 21600 0 0 Z N"/>
              </draw:custom-shape>
            </draw:g>
            <draw:g xml:id="id36" draw:id="id36">
              <draw:custom-shape draw:style-name="gr2" draw:text-style-name="P2" draw:layer="layout" svg:width="2.032cm" svg:height="1.27cm" svg:x="13.952cm" svg:y="20.7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svg:title>TexMaths</svg:title>
                <svg:desc>15§latex§$L$§svg§600§FALSE§</svg:desc>
                <draw:frame draw:style-name="gr1" draw:text-style-name="P1" draw:layer="layout" svg:width="0.338cm" svg:height="0.359cm" svg:x="14.352cm" svg:y="21.008cm">
                  <draw:image xlink:href="Pictures/10000675000000E2000000F0DD0B73A391036E5A.svg" xlink:type="simple" xlink:show="embed" xlink:actuate="onLoad" loext:mime-type="image/svg+xml">
                    <text:p/>
                  </draw:image>
                  <draw:image xlink:href="Pictures/1000020100000009000000097A17B8CA49DB562B.png" xlink:type="simple" xlink:show="embed" xlink:actuate="onLoad" loext:mime-type="image/png"/>
                </draw:frame>
              </draw:g>
            </draw:g>
            <draw:connector draw:style-name="gr4" draw:text-style-name="P3" draw:layer="layout" draw:type="line" svg:x1="9.815cm" svg:y1="23.338cm" svg:x2="10.838cm" svg:y2="24.019cm" draw:start-shape="id29" draw:start-glue-point="1" draw:end-shape="id30" draw:end-glue-point="3" svg:d="M9815 23338l1023 681" svg:viewBox="0 0 1024 682">
              <text:p/>
            </draw:connector>
            <draw:connector draw:style-name="gr4" draw:text-style-name="P3" draw:layer="layout" draw:type="line" svg:x1="9.815cm" svg:y1="24.773cm" svg:x2="10.838cm" svg:y2="24.019cm" draw:start-shape="id31" draw:start-glue-point="1" draw:end-shape="id30" draw:end-glue-point="3" svg:d="M9815 24773l1023-754" svg:viewBox="0 0 1024 755">
              <text:p/>
            </draw:connector>
            <draw:connector draw:style-name="gr4" draw:text-style-name="P3" draw:layer="layout" draw:type="line" svg:x1="12.87cm" svg:y1="24.019cm" svg:x2="13.952cm" svg:y2="23.149cm" draw:start-shape="id32" draw:start-glue-point="1" draw:end-shape="id33" draw:end-glue-point="3" svg:d="M12870 24019l1082-870" svg:viewBox="0 0 1083 871">
              <text:p/>
            </draw:connector>
            <draw:connector draw:style-name="gr4" draw:text-style-name="P3" draw:layer="layout" draw:type="line" svg:x1="12.87cm" svg:y1="24.019cm" svg:x2="13.952cm" svg:y2="24.854cm" draw:start-shape="id32" draw:start-glue-point="1" draw:end-shape="id34" draw:end-glue-point="3" svg:d="M12870 24019l1082 835" svg:viewBox="0 0 1083 836">
              <text:p/>
            </draw:connector>
            <draw:connector draw:style-name="gr4" draw:text-style-name="P3" draw:layer="layout" draw:type="line" svg:x1="9.815cm" svg:y1="21.343cm" svg:x2="13.952cm" svg:y2="21.343cm" draw:start-shape="id35" draw:start-glue-point="1" draw:end-shape="id36" draw:end-glue-point="3" svg:d="M9815 21343h4137" svg:viewBox="0 0 4138 1">
              <text:p/>
            </draw:connector>
            <draw:g xml:id="id37" draw:id="id37">
              <draw:g>
                <svg:title>TexMaths</svg:title>
                <svg:desc>15§latex§$V$§svg§600§FALSE§</svg:desc>
                <draw:frame draw:style-name="gr1" draw:text-style-name="P1" draw:layer="layout" svg:width="0.404cm" svg:height="0.371cm" svg:x="8.183cm" svg:y="25.873cm">
                  <draw:image xlink:href="Pictures/100006290000010E000000F8D7225D55F099C312.svg" xlink:type="simple" xlink:show="embed" xlink:actuate="onLoad" loext:mime-type="image/svg+xml">
                    <text:p/>
                  </draw:image>
                  <draw:image xlink:href="Pictures/100002010000000A00000009FFB4D9CC434F1775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7.783cm" svg:y="25.573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3" draw:text-style-name="P3" draw:layer="layout" draw:type="line" svg:x1="6.781cm" svg:y1="23.417cm" svg:x2="7.783cm" svg:y2="26.208cm" draw:start-shape="id25" draw:start-glue-point="1" draw:end-shape="id37" draw:end-glue-point="3" svg:d="M6781 23417l1002 2791" svg:viewBox="0 0 1003 2792">
              <text:p/>
            </draw:connector>
            <draw:custom-shape draw:style-name="gr7" draw:text-style-name="P2" draw:layer="layout" svg:width="2.667cm" svg:height="5.842cm" svg:x="13.635cm" svg:y="20.24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4" draw:layer="layout" svg:width="12.192cm" svg:height="7.239cm" svg:x="4.429cm" svg:y="19.92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1:55:15.646104708</meta:creation-date>
    <dc:date>2021-01-25T14:57:02.539745403</dc:date>
    <meta:editing-duration>PT1H25M3S</meta:editing-duration>
    <meta:editing-cycles>4</meta:editing-cycles>
    <meta:generator>LibreOffice/6.4.6.2$Linux_X86_64 LibreOffice_project/40$Build-2</meta:generator>
    <meta:document-statistic meta:object-count="136"/>
  </office:meta>
</office:document-meta>
</file>